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6.6965in" style:page-number="auto" table:align="left" style:writing-mode="lr-tb"/>
    </style:style>
    <style:style style:name="Table1.A" style:family="table-column">
      <style:table-column-properties style:column-width="1.5215in"/>
    </style:style>
    <style:style style:name="Table1.B" style:family="table-column">
      <style:table-column-properties style:column-width="5.175in"/>
    </style:style>
    <style:style style:name="Table1.1" style:family="table-row">
      <style:table-row-properties style:keep-together="true" fo:keep-together="auto"/>
    </style:style>
    <style:style style:name="Table1.A1" style:family="table-cell">
      <style:table-cell-properties style:vertical-align="top" fo:background-color="#993366" fo:padding="0.0382in" fo:border-left="1pt solid #993366" fo:border-right="none" fo:border-top="1pt solid #993366" fo:border-bottom="1pt solid #993366" style:writing-mode="lr-tb">
        <style:background-image/>
      </style:table-cell-properties>
    </style:style>
    <style:style style:name="Table1.B1" style:family="table-cell">
      <style:table-cell-properties style:vertical-align="top" fo:padding="0.0382in" fo:border="1pt solid #993366" style:writing-mode="lr-tb"/>
    </style:style>
    <style:style style:name="Table1.A2" style:family="table-cell">
      <style:table-cell-properties style:vertical-align="top" fo:background-color="#993366" fo:padding="0.0382in" fo:border-left="1pt solid #993366" fo:border-right="none" fo:border-top="none" fo:border-bottom="1pt solid #993366" style:writing-mode="lr-tb">
        <style:background-image/>
      </style:table-cell-properties>
    </style:style>
    <style:style style:name="Table1.B2" style:family="table-cell">
      <style:table-cell-properties style:vertical-align="top" fo:padding="0.0382in" fo:border-left="1pt solid #993366" fo:border-right="1pt solid #993366" fo:border-top="none" fo:border-bottom="1pt solid #993366" style:writing-mode="lr-tb"/>
    </style:style>
    <style:style style:name="Table1.B3" style:family="table-cell">
      <style:table-cell-properties style:vertical-align="top" fo:padding="0.0382in" fo:border-left="1pt solid #993366" fo:border-right="1pt solid #993366" fo:border-top="none" fo:border-bottom="1pt solid #993366" style:writing-mode="lr-tb"/>
    </style:style>
    <style:style style:name="Table1.B4" style:family="table-cell">
      <style:table-cell-properties style:vertical-align="top" fo:padding="0.0382in" fo:border-left="1pt solid #993366" fo:border-right="1pt solid #993366" fo:border-top="none" fo:border-bottom="1pt solid #993366" style:writing-mode="lr-tb"/>
    </style:style>
    <style:style style:name="Table1.B5" style:family="table-cell">
      <style:table-cell-properties style:vertical-align="top" fo:padding="0.0382in" fo:border-left="1pt solid #993366" fo:border-right="1pt solid #993366" fo:border-top="none" fo:border-bottom="1pt solid #993366" style:writing-mode="lr-tb"/>
    </style:style>
    <style:style style:name="Table1.B6" style:family="table-cell">
      <style:table-cell-properties style:vertical-align="top" fo:padding="0.0382in" fo:border-left="1pt solid #993366" fo:border-right="1pt solid #993366" fo:border-top="none" fo:border-bottom="1pt solid #993366" style:writing-mode="lr-tb"/>
    </style:style>
    <style:style style:name="Table1.B7" style:family="table-cell">
      <style:table-cell-properties style:vertical-align="top" fo:padding="0.0382in" fo:border-left="1pt solid #993366" fo:border-right="1pt solid #993366" fo:border-top="none" fo:border-bottom="1pt solid #993366" style:writing-mode="lr-tb"/>
    </style:style>
    <style:style style:name="P1" style:family="paragraph" style:parent-style-name="Standard">
      <style:paragraph-properties style:snap-to-layout-grid="false">
        <style:tab-stops>
          <style:tab-stop style:position="0.6252in"/>
        </style:tab-stops>
      </style:paragraph-properties>
      <style:text-properties fo:color="#ffffff" fo:font-weight="bold" style:font-weight-asian="bold" style:font-weight-complex="bold"/>
    </style:style>
    <style:style style:name="P2" style:family="paragraph" style:parent-style-name="Standard">
      <style:paragraph-properties style:snap-to-layout-grid="false">
        <style:tab-stops>
          <style:tab-stop style:position="0.6252in"/>
        </style:tab-stops>
      </style:paragraph-properties>
      <style:text-properties fo:color="#c90016" fo:font-weight="bold" style:font-weight-asian="bold" style:font-weight-complex="bold"/>
    </style:style>
    <style:style style:name="P3" style:family="paragraph" style:parent-style-name="Standard">
      <style:paragraph-properties style:snap-to-layout-grid="false">
        <style:tab-stops>
          <style:tab-stop style:position="0.6252in"/>
        </style:tab-stops>
      </style:paragraph-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Document title</text:p>
          </table:table-cell>
          <table:table-cell table:style-name="Table1.B1" office:value-type="string">
            <text:p text:style-name="P2">Deploying a Point of Presence for the National Citizens Registry Database at Aasandha</text:p>
          </table:table-cell>
        </table:table-row>
        <table:table-row table:style-name="Table1.1">
          <table:table-cell table:style-name="Table1.A2" office:value-type="string">
            <text:p text:style-name="P1">Version</text:p>
          </table:table-cell>
          <table:table-cell table:style-name="Table1.B7" office:value-type="string">
            <text:p text:style-name="P3">0.1</text:p>
          </table:table-cell>
        </table:table-row>
        <table:table-row table:style-name="Table1.1">
          <table:table-cell table:style-name="Table1.A2" office:value-type="string">
            <text:p text:style-name="P1">Author</text:p>
          </table:table-cell>
          <table:table-cell table:style-name="Table1.B7" office:value-type="string">
            <text:p text:style-name="P3">Mohamed Shaafiee</text:p>
          </table:table-cell>
        </table:table-row>
        <table:table-row table:style-name="Table1.1">
          <table:table-cell table:style-name="Table1.A2" office:value-type="string">
            <text:p text:style-name="P1">Department</text:p>
          </table:table-cell>
          <table:table-cell table:style-name="Table1.B7" office:value-type="string">
            <text:p text:style-name="P3">Finance and Administration Office</text:p>
          </table:table-cell>
        </table:table-row>
        <table:table-row table:style-name="Table1.1">
          <table:table-cell table:style-name="Table1.A2" office:value-type="string">
            <text:p text:style-name="P1">Organization</text:p>
          </table:table-cell>
          <table:table-cell table:style-name="Table1.B7" office:value-type="string">
            <text:p text:style-name="P3">President’s Office of the Government of Maldives</text:p>
          </table:table-cell>
        </table:table-row>
        <table:table-row table:style-name="Table1.1">
          <table:table-cell table:style-name="Table1.A2" office:value-type="string">
            <text:p text:style-name="P1">Date created</text:p>
          </table:table-cell>
          <table:table-cell table:style-name="Table1.B7" office:value-type="string">
            <text:p text:style-name="P3"><text:creation-date style:data-style-name="N81">27. December 2011</text:creation-date></text:p>
          </table:table-cell>
        </table:table-row>
        <table:table-row table:style-name="Table1.1">
          <table:table-cell table:style-name="Table1.A2" office:value-type="string">
            <text:p text:style-name="P1">Last Modified</text:p>
          </table:table-cell>
          <table:table-cell table:style-name="Table1.B7" office:value-type="string">
            <text:p text:style-name="P3"><text:modification-date style:data-style-name="N81">28. December 2011</text:modification-date></text:p>
          </table:table-cell>
        </table:table-row>
      </table:table>
      <text:p text:style-name="Standard"/>
      <text:p text:style-name="Standard"/>
      <text:h text:style-name="Heading_20_1" text:outline-level="1">Introduction</text:h>
      <text:p text:style-name="Text_20_body">During the course of December 2011, the implementors of the Aasandha health insurance information system requested access to the national citizens registry database, which contains all information pertaining to national identity cards, under the ownership of DNR (Department of National Registration). On 25 December, in a meeting held at the President's Office, MoHA (Ministry of Home Affairs) and MoTaC (Ministry of Transport and Communication) acceded to providing Aasandha limited access to the database.</text:p>
      <text:p text:style-name="Text_20_body">In this meeting, the representatives of Aasandha expressed concerns about service assurance if the national registry database was not co-located at the insurance agency's premises. Furthermore, Aasandha expressed that they required a fully copy of the national registry database. It was finally concluded in the meeting held on 25 December that DNR shall host a POP (point of presence) server at the Aasandha premises, which served a real-time replica of the national citizens registry database via web interface provided by DNR.</text:p>
      <text:h text:style-name="Heading_20_1" text:outline-level="1">The problem</text:h>
      <text:h text:style-name="Heading_20_2" text:outline-level="2">Concerns of Aasandha</text:h>
      <text:h text:style-name="Heading_20_3" text:outline-level="3">Availability</text:h>
      <text:p text:style-name="Text_20_body">Aasandha's main concern with regards to the citizens registry database is its availability. Whether the database is co-located at the Aasandha premises, or whether it has to be accessed remotely via GNM (or some other network), continued availability is important in ensuring that their information systems function with the highest possible uptime.</text:p>
      <text:p text:style-name="Text_20_body">Requiring the Aasandha IS to connect to the database whilst it is located at DNR increases the dependency on the GNM network and DNR's data center uptime. Hence, Aasandha prefers the co-location of a concurrent (partial) copy of the database at their own premises, thus reducing the dependency on the systems of any external entities (other than those IS components ensuring concurrency).</text:p>
      <text:h text:style-name="Heading_20_3" text:outline-level="3">Data concurrency</text:h>
      <text:p text:style-name="Text_20_body">The concurrency of the data available from a local server was an important requirement. If the Aasandha IS accesses DNR's main national citizens registry database the issue of concurrency is of no consequence.</text:p>
      <text:p text:style-name="Text_20_body"><text:soft-page-break/>If the Aasandha IS utilizes data stored in local mirror, then the data on this mirror needs to be kept concurrent. This can be ensured by using real-time replicators to mirror data alterations brought to the main database in short periods (10 to 30 minutes).</text:p>
      <text:h text:style-name="Heading_20_2" text:outline-level="2">Concerns of DNR</text:h>
      <text:h text:style-name="Heading_20_3" text:outline-level="3">Data incorruptibility and verifiability</text:h>
      <text:p text:style-name="Text_20_body">In giving a copy of the national citizens registry database to Aasandha, DNR expressed reservations about ensuring data incorruptibility. Giving Aasandha complete authority over a database that will be used to attest a citizen's proof of citizenship may detract DNR's public service mandate, particularly in the case of corrupted information. Thus, DNR preferred providing a data source that was under its own purview and whose data could be regularly verified by the department.</text:p>
      <text:h text:style-name="Heading_20_3" text:outline-level="3">Systems overheads</text:h>
      <text:p text:style-name="Text_20_body"/>
      <text:p text:style-name="Text_20_body"/>
      <text:p text:style-name="Text_20_body">Legality</text:p>
      <text:p text:style-name="Text_20_body"/>
      <text:h text:style-name="Heading_20_1" text:outline-level="1">Solution</text:h>
      <text:p text:style-name="Text_20_body"/>
      <text:p text:style-name="Text_20_body"/>
      <text:p text:style-name="Text_20_body"/>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ed Shaafiee</meta:initial-creator>
    <meta:creation-date>2011-12-27T08:50:30</meta:creation-date>
    <dc:date>2011-12-28T10:27:40</dc:date>
    <dc:creator>Mohamed Shaafiee</dc:creator>
    <meta:editing-duration>P1DT1H22M</meta:editing-duration>
    <meta:editing-cycles>50</meta:editing-cycles>
    <meta:generator>LibreOffice/3.4$Unix LibreOffice_project/340m1$Build-402</meta:generator>
    <meta:document-statistic meta:table-count="1" meta:image-count="0" meta:object-count="0" meta:page-count="2" meta:paragraph-count="31" meta:word-count="488" meta:character-count="3193" meta:non-whitespace-character-count="2743"/>
  </office:meta>
</office:document-meta>
</file>